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9d25"/>
    </style:style>
    <style:style style:name="P2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2pt" officeooo:paragraph-rsid="000b9d25" style:font-size-asian="1.75pt" style:font-size-complex="2pt"/>
    </style:style>
    <style:style style:name="P3" style:family="paragraph" style:parent-style-name="Heading_20_1">
      <style:paragraph-properties fo:margin-left="0.688cm" fo:margin-right="0cm" fo:text-indent="-0.688cm" style:auto-text-indent="false">
        <style:tab-stops/>
      </style:paragraph-properties>
      <style:text-properties style:font-name="Times New Roman1" fo:font-size="13pt" officeooo:paragraph-rsid="000b9d25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0ce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5. <text:tab/>Módulo de Normas Jurídicas </text:h>
      <text:p text:style-name="P1">O módulo de Normas Jurídicas tem por objetivo cadastrar as Normas Jurídicas que são citadas nas Matérias Legislativas, e também montar a base de dados de Legislação da Casa Legislativa.</text:p>
      <text:p text:style-name="P1">As Normas Jurídicas referem-se às Matérias Legislativas que já se encontram promulgadas e sancionadas. <text:span text:style-name="T1">Exemplo:</text:span> Resolução – emenda à lei orgânica, decreto legislativo – promulgado pela Casa Legislativa. Também as leis sancionadas pelo Executivo.</text:p>
      <text:p text:style-name="P1">Ao ter acesso a este módulo será exibida uma tela com campos para pesquisa de normas já cadastradas com o botã<text:span text:style-name="T3">o</text:span> <text:span text:style-name="T2">Pesquisar</text:span>.</text:p>
      <text:p text:style-name="P1"/>
      <text:p text:style-name="P1"/>
      <text:p text:style-name="P1"/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Negrito" style:font-family-generic="swiss" style:font-pitch="variable" fo:font-size="110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7:44.781207535</meta:creation-date>
    <dc:date>2017-05-19T10:47:16.331104268</dc:date>
    <meta:editing-duration>PT5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9" meta:character-count="583" meta:non-whitespace-character-count="494"/>
  </office:meta>
</office:document-meta>
</file>